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6.378cm" table:align="left"/>
    </style:style>
    <style:style style:name="Tableau1.A" style:family="table-column">
      <style:table-column-properties style:column-width="4.733cm"/>
    </style:style>
    <style:style style:name="Tableau1.B" style:family="table-column">
      <style:table-column-properties style:column-width="8.742cm"/>
    </style:style>
    <style:style style:name="Tableau1.C" style:family="table-column">
      <style:table-column-properties style:column-width="2.903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color="#c9211e" loext:opacity="100%" fo:font-size="14pt" fo:font-weight="bold" officeooo:rsid="000854c8" officeooo:paragraph-rsid="000854c8"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c9211e" loext:opacity="100%" fo:font-size="14pt" fo:font-weight="bold" officeooo:rsid="000854c8" officeooo:paragraph-rsid="000854c8" style:font-size-asian="14pt" style:font-weight-asian="bold" style:font-size-complex="14pt" style:font-weight-complex="bold"/>
    </style:style>
    <style:style style:name="P3" style:family="paragraph" style:parent-style-name="Heading_20_2">
      <style:paragraph-properties fo:text-align="start" style:justify-single-word="false"/>
      <style:text-properties fo:color="#c9211e" loext:opacity="100%" fo:font-size="14pt" fo:font-weight="bold" officeooo:rsid="000854c8" officeooo:paragraph-rsid="000854c8"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0bdbcc"/>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text-properties officeooo:paragraph-rsid="000cba05"/>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paragraph-properties fo:margin-top="0cm" fo:margin-bottom="0cm" style:contextual-spacing="false"/>
      <style:text-properties officeooo:paragraph-rsid="000cba05"/>
    </style:style>
    <style:style style:name="T1" style:family="text">
      <style:text-properties officeooo:rsid="0009faf4"/>
    </style:style>
    <style:style style:name="T2" style:family="text">
      <style:text-properties officeooo:rsid="000bdbcc"/>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officeooo:rsid="0009faf4" fo:background-color="transparent" loext:char-shading-value="0"/>
    </style:style>
    <style:style style:name="T6" style:family="text">
      <style:text-properties fo:font-variant="normal" fo:text-transform="none" fo:color="#101010" loext:opacity="100%" style:font-name="Libre Franklin" fo:font-size="12pt" fo:letter-spacing="normal" fo:font-style="normal" fo:font-weight="normal"/>
    </style:style>
    <style:style style:name="T7" style:family="text">
      <style:text-properties fo:font-variant="normal" fo:text-transform="none" fo:color="#101010" loext:opacity="100%" style:font-name="Libre Franklin" fo:font-size="12pt" fo:letter-spacing="normal" fo:font-style="normal" fo:font-weight="normal" officeooo:rsid="000bdbcc"/>
    </style:style>
    <style:style style:name="T8" style:family="text">
      <style:text-properties fo:font-variant="normal" fo:text-transform="none" fo:color="#101010" loext:opacity="100%" style:font-name="Liberation Serif" fo:font-size="12pt" fo:letter-spacing="normal" fo:font-style="normal" fo:font-weight="normal"/>
    </style:style>
    <style:style style:name="T9" style:family="text">
      <style:text-properties fo:font-variant="normal" fo:text-transform="none" fo:color="#101010" loext:opacity="100%" style:font-name="Liberation Serif" fo:font-size="12pt" fo:letter-spacing="normal" fo:font-style="normal" fo:font-weight="normal" officeooo:rsid="000bdbcc"/>
    </style:style>
    <style:style style:name="T10" style:family="text">
      <style:text-properties fo:font-variant="normal" fo:text-transform="none" fo:color="#101010" loext:opacity="100%" style:font-name="Liberation Serif" fo:font-size="12pt" fo:letter-spacing="normal" fo:font-style="normal" fo:font-weight="normal" officeooo:rsid="000cba05"/>
    </style:style>
    <style:style style:name="T11" style:family="text">
      <style:text-properties style:font-name="Liberation Serif" officeooo:rsid="000bdbcc"/>
    </style:style>
    <style:style style:name="T12" style:family="text">
      <style:text-properties officeooo:rsid="000eb9cf"/>
    </style:style>
    <style:style style:name="T13"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ition cahier de<text:span text:style-name="T1">s</text:span> charge<text:span text:style-name="T1">s</text:span></text:p>
      <text:p text:style-name="P1"/>
      <text:h text:style-name="P3" text:outline-level="2"><text:span text:style-name="Strong_20_Emphasis"/></text:h>
      <text:h text:style-name="Heading_20_3" text:outline-level="3"><text:span text:style-name="Strong_20_Emphasis">1. Présentation du Projet</text:span></text:h>
      <text:list xml:id="list2977638852" text:style-name="L1">
        <text:list-item>
          <text:p text:style-name="P6"><text:span text:style-name="Strong_20_Emphasis">Nom du Projet</text:span> : <text:span text:style-name="T4">ParentsTranquilles</text:span><text:span text:style-name="T5"> </text:span><text:span text:style-name="T1">: </text:span>Plateforme de garde d'enfants à Abidjan</text:p>
        </text:list-item>
        <text:list-item>
          <text:p text:style-name="P5"><text:span text:style-name="Strong_20_Emphasis">Objectif</text:span> : Développer une solution numérique qui aide les parents à Abidjan à trouver des services de garde d'enfants fiables, en mettant en relation les parents et les prestataires (crèches, gardiennes d'enfants, nounous).</text:p>
        </text:list-item>
        <text:list-item>
          <text:p text:style-name="P4"><text:span text:style-name="Strong_20_Emphasis">Périmètre du projet</text:span> : <text:span text:style-name="T2">Plateforme</text:span> avec une interface conviviale et des fonctionnalités clés pour rechercher, évaluer et réserver des services de garde.</text:p>
        </text:list-item>
      </text:list>
      <text:p text:style-name="Horizontal_20_Line"/>
      <text:h text:style-name="Heading_20_3" text:outline-level="3"><text:span text:style-name="Strong_20_Emphasis">2. Contexte et Problématique</text:span></text:h>
      <text:list xml:id="list1883211741" text:style-name="L2">
        <text:list-item>
          <text:p text:style-name="P8"><text:span text:style-name="Strong_20_Emphasis">Contexte</text:span> : La demande de services de garde d'enfants à Abidjan est croissante. Cependant, les parents ont sou<text:span text:style-name="T4">vent du mal à tro</text:span>uver des prestataires fiables et bien notés.<text:line-break/><text:span text:style-name="T2">Cette demande est dû à l’augmentat</text:span><text:span text:style-name="T11">ion du </text:span><text:span text:style-name="T8">nombre de femmes ivoiriennes sur le marché du travail </text:span><text:span text:style-name="T10">(</text:span><text:span text:style-name="T8">51% en 2022 </text:span><text:span text:style-name="T10">contre </text:span><text:span text:style-name="T9">46 % en 2021</text:span><text:span text:style-name="T10">)</text:span></text:p>
        </text:list-item>
      </text:list>
      <text:p text:style-name="P21"><text:span text:style-name="T10"/></text:p>
      <text:list xml:id="list155240448973189" text:continue-numbering="true" text:style-name="L2">
        <text:list-header>
          <text:p text:style-name="P8"><text:a xlink:type="simple" xlink:href="https://news.abidjan.net/articles/735275/en-cote-divoire-les-creches-se-multiplient-a-mesure-que-les-femmes-travaillent" text:style-name="Internet_20_link" text:visited-style-name="Visited_20_Internet_20_Link"><text:span text:style-name="T10">https://news.abidjan.net/articles/735275/en-cote-divoire-les-creches-se-multiplient-a-mesure-que-les-femmes-travaillent</text:span></text:a></text:p>
          <text:p text:style-name="P8"><text:span text:style-name="T10"/></text:p>
        </text:list-header>
        <text:list-item>
          <text:p text:style-name="P7"><text:span text:style-name="Strong_20_Emphasis">Problème à résoudre</text:span> : Il manque une plateforme centralisée qui permettrait aux parents de rechercher, évaluer, et réserver des services de garde de manière simple et rapide.</text:p>
        </text:list-item>
      </text:list>
      <text:p text:style-name="Horizontal_20_Line"/>
      <text:h text:style-name="Heading_20_3" text:outline-level="3"><text:span text:style-name="Strong_20_Emphasis">3. Objectifs Fonctionnels</text:span></text:h>
      <text:h text:style-name="Heading_20_4" text:outline-level="4"><text:span text:style-name="Strong_20_Emphasis">3.1. Utilisateurs Cibles</text:span></text:h>
      <text:list xml:id="list996019947" text:style-name="L3">
        <text:list-item>
          <text:p text:style-name="P10"><text:span text:style-name="Strong_20_Emphasis">Parents</text:span> : Cherchent des services de garde d'enfants près de chez eux, évalués et disponibles à des créneaux horaires spécifiques.</text:p>
        </text:list-item>
        <text:list-item>
          <text:p text:style-name="P9"><text:span text:style-name="Strong_20_Emphasis">Prestataires de services de garde</text:span> : Cherchent à promouvoir leurs services, gérer les réservations et obtenir des avis.</text:p>
        </text:list-item>
      </text:list>
      <text:h text:style-name="Heading_20_4" text:outline-level="4"><text:span text:style-name="Strong_20_Emphasis">3.2. Fonctionnalités Principales</text:span></text:h>
      <text:list xml:id="list3950392010" text:style-name="L4">
        <text:list-item>
          <text:p text:style-name="P11"><text:span text:style-name="Strong_20_Emphasis">Recherche de services de garde</text:span> :</text:p>
          <text:list>
            <text:list-item>
              <text:p text:style-name="P12">Recherche par localisation, type de service (crèche, nounou, garde à domicile), et disponibilité.</text:p>
            </text:list-item>
          </text:list>
        </text:list-item>
        <text:list-item>
          <text:p text:style-name="P11"><text:span text:style-name="Strong_20_Emphasis">Évaluations et avis</text:span> :</text:p>
          <text:list>
            <text:list-item>
              <text:p text:style-name="P12">Système d’évaluation et de commentaires pour que les parents puissent laisser des avis sur les prestataires.</text:p>
            </text:list-item>
          </text:list>
        </text:list-item>
        <text:list-item>
          <text:p text:style-name="P11"><text:span text:style-name="Strong_20_Emphasis">Réservation en ligne</text:span> :</text:p>
          <text:list>
            <text:list-item>
              <text:p text:style-name="P12"><text:soft-page-break/>Fonctionnalité pour réserver des créneaux de garde directement via l'application.</text:p>
            </text:list-item>
          </text:list>
        </text:list-item>
        <text:list-item>
          <text:p text:style-name="P11"><text:span text:style-name="Strong_20_Emphasis">Géolocalisation</text:span> :</text:p>
          <text:list>
            <text:list-item>
              <text:p text:style-name="P12">Utilisation de la géolocalisation pour montrer les services de garde à proximité des utilisateurs.</text:p>
            </text:list-item>
          </text:list>
        </text:list-item>
        <text:list-item>
          <text:p text:style-name="P11"><text:span text:style-name="Strong_20_Emphasis">Profil utilisateur</text:span> :</text:p>
          <text:list>
            <text:list-item>
              <text:p text:style-name="P12">Les parents et prestataires peuvent créer et gérer leur profil avec des informations personnelles, préférences, et historique de réservations.</text:p>
            </text:list-item>
          </text:list>
        </text:list-item>
        <text:list-item>
          <text:p text:style-name="P11"><text:span text:style-name="Strong_20_Emphasis">Calendrier des disponibilités</text:span> :</text:p>
          <text:list>
            <text:list-item>
              <text:p text:style-name="P12">Les prestataires peuvent afficher leurs horaires disponibles, et les parents peuvent réserver selon ces créneaux.</text:p>
            </text:list-item>
          </text:list>
        </text:list-item>
        <text:list-item>
          <text:p text:style-name="P11"><text:span text:style-name="Strong_20_Emphasis">Notifications</text:span> :</text:p>
          <text:list>
            <text:list-item>
              <text:p text:style-name="P11">Les parents reçoivent des notifications pour les rappels de réservation, les nouvelles offres ou les réponses des prestataires.</text:p>
            </text:list-item>
          </text:list>
        </text:list-item>
      </text:list>
      <text:p text:style-name="Horizontal_20_Line"/>
      <text:h text:style-name="Heading_20_3" text:outline-level="3"><text:span text:style-name="Strong_20_Emphasis">4. Objectifs Non Fonctionnels</text:span></text:h>
      <text:list xml:id="list378876835" text:style-name="L5">
        <text:list-item>
          <text:p text:style-name="P13"><text:span text:style-name="Strong_20_Emphasis">Accessibilité</text:span> :</text:p>
          <text:list>
            <text:list-item>
              <text:p text:style-name="P14">L’application doit être facile à utiliser, même pour les utilisateurs peu familiarisés avec la technologie.</text:p>
            </text:list-item>
          </text:list>
        </text:list-item>
        <text:list-item>
          <text:p text:style-name="P13"><text:span text:style-name="Strong_20_Emphasis">Performance</text:span> :</text:p>
          <text:list>
            <text:list-item>
              <text:p text:style-name="P14">Le chargement de l’application doit être rapide, avec une réponse rapide aux interactions des utilisateurs.</text:p>
            </text:list-item>
          </text:list>
        </text:list-item>
        <text:list-item>
          <text:p text:style-name="P13"><text:span text:style-name="Strong_20_Emphasis">Sécurité</text:span> :</text:p>
          <text:list>
            <text:list-item>
              <text:p text:style-name="P14">Les informations personnelles des utilisateurs (parents et prestataires) doivent être protégées et sécurisées.</text:p>
            </text:list-item>
          </text:list>
        </text:list-item>
        <text:list-item>
          <text:p text:style-name="P13"><text:span text:style-name="Strong_20_Emphasis">Compatibilité</text:span> :</text:p>
          <text:list>
            <text:list-item>
              <text:p text:style-name="P13">L'application doit être disponible sur les appareils mobiles (Android/iOS) et accessible via un navigateur web.</text:p>
            </text:list-item>
          </text:list>
        </text:list-item>
      </text:list>
      <text:p text:style-name="Horizontal_20_Line"/>
      <text:h text:style-name="Heading_20_3" text:outline-level="3"><text:span text:style-name="Strong_20_Emphasis">5. Contraintes Techniques</text:span></text:h>
      <text:list xml:id="list1876853371" text:style-name="L6">
        <text:list-item>
          <text:p text:style-name="P15"><text:span text:style-name="Strong_20_Emphasis">Technologies Utilisées</text:span> :</text:p>
          <text:list>
            <text:list-item>
              <text:p text:style-name="P16"><text:span text:style-name="Strong_20_Emphasis">Backend</text:span> : <text:span text:style-name="T12">i don’t know ((</text:span>Node.js, Python ou autre langage côté serveur pour gérer les requêtes.<text:span text:style-name="T12">)</text:span></text:p>
            </text:list-item>
            <text:list-item>
              <text:p text:style-name="P16"><text:span text:style-name="Strong_20_Emphasis">Frontend</text:span> : HTML5, CSS3, JavaScript, </text:p>
            </text:list-item>
            <text:list-item>
              <text:p text:style-name="P16"><text:span text:style-name="Strong_20_Emphasis">Base de données</text:span> : MySQL ou MongoDB pour la gestion des utilisateurs, services et avis.</text:p>
            </text:list-item>
            <text:list-item>
              <text:p text:style-name="P16"><text:span text:style-name="Strong_20_Emphasis">API</text:span> : Google Maps API pour la géolocalisation.</text:p>
            </text:list-item>
          </text:list>
        </text:list-item>
        <text:list-item>
          <text:p text:style-name="P15"><text:span text:style-name="Strong_20_Emphasis">Hébergement</text:span> :</text:p>
          <text:list>
            <text:list-item>
              <text:p text:style-name="P16"><text:soft-page-break/>Utilisation d'un service cloud (AWS, Google Cloud, Heroku) pour héberger l'application et la base de données.</text:p>
            </text:list-item>
          </text:list>
        </text:list-item>
        <text:list-item>
          <text:p text:style-name="P15"><text:span text:style-name="Strong_20_Emphasis">Sécurité</text:span> :</text:p>
          <text:list>
            <text:list-item>
              <text:p text:style-name="P15">Utilisation du chiffrement SSL pour sécuriser les échanges de données et l’authentification des utilisateurs.</text:p>
            </text:list-item>
          </text:list>
        </text:list-item>
      </text:list>
      <text:p text:style-name="Horizontal_20_Line"/>
      <text:h text:style-name="Heading_20_3" text:outline-level="3"><text:span text:style-name="Strong_20_Emphasis">6. Délais et Planning</text:span></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ext:span text:style-name="Strong_20_Emphasis">Phase</text:span></text:p>
            </table:table-cell>
            <table:table-cell table:style-name="Tableau1.A1" office:value-type="string">
              <text:p text:style-name="Table_20_Heading"><text:span text:style-name="Strong_20_Emphasis">Tâches</text:span></text:p>
            </table:table-cell>
            <table:table-cell table:style-name="Tableau1.A1" office:value-type="string">
              <text:p text:style-name="Table_20_Heading"><text:span text:style-name="Strong_20_Emphasis">Durée Estimée</text:span></text:p>
            </table:table-cell>
          </table:table-row>
        </table:table-header-rows>
        <table:table-row>
          <table:table-cell table:style-name="Tableau1.A1" office:value-type="string">
            <text:p text:style-name="Table_20_Contents"><text:span text:style-name="Strong_20_Emphasis">Phase 1 : Analyse</text:span></text:p>
          </table:table-cell>
          <table:table-cell table:style-name="Tableau1.A1" office:value-type="string">
            <text:p text:style-name="Table_20_Contents">Analyse des besoins, définition des fonctionnalités</text:p>
          </table:table-cell>
          <table:table-cell table:style-name="Tableau1.A1" office:value-type="string">
            <text:p text:style-name="Table_20_Contents">1 semaine</text:p>
          </table:table-cell>
        </table:table-row>
        <table:table-row>
          <table:table-cell table:style-name="Tableau1.A1" office:value-type="string">
            <text:p text:style-name="Table_20_Contents"><text:span text:style-name="Strong_20_Emphasis">Phase 2 : Design</text:span></text:p>
          </table:table-cell>
          <table:table-cell table:style-name="Tableau1.A1" office:value-type="string">
            <text:p text:style-name="Table_20_Contents">Design de l’interface utilisateur (UI/UX)</text:p>
          </table:table-cell>
          <table:table-cell table:style-name="Tableau1.A1" office:value-type="string">
            <text:p text:style-name="Table_20_Contents">1 semaine</text:p>
          </table:table-cell>
        </table:table-row>
        <table:table-row>
          <table:table-cell table:style-name="Tableau1.A1" office:value-type="string">
            <text:p text:style-name="Table_20_Contents"><text:span text:style-name="Strong_20_Emphasis">Phase 3 : Développement</text:span></text:p>
          </table:table-cell>
          <table:table-cell table:style-name="Tableau1.A1" office:value-type="string">
            <text:p text:style-name="Table_20_Contents">Développement du backend et frontend</text:p>
          </table:table-cell>
          <table:table-cell table:style-name="Tableau1.A1" office:value-type="string">
            <text:p text:style-name="Table_20_Contents">4 semaines</text:p>
          </table:table-cell>
        </table:table-row>
        <table:table-row>
          <table:table-cell table:style-name="Tableau1.A1" office:value-type="string">
            <text:p text:style-name="Table_20_Contents"><text:span text:style-name="Strong_20_Emphasis">Phase 4 : Test</text:span></text:p>
          </table:table-cell>
          <table:table-cell table:style-name="Tableau1.A1" office:value-type="string">
            <text:p text:style-name="Table_20_Contents">Tests fonctionnels, correction des bugs</text:p>
          </table:table-cell>
          <table:table-cell table:style-name="Tableau1.A1" office:value-type="string">
            <text:p text:style-name="Table_20_Contents">1 semaine</text:p>
          </table:table-cell>
        </table:table-row>
        <table:table-row>
          <table:table-cell table:style-name="Tableau1.A1" office:value-type="string">
            <text:p text:style-name="Table_20_Contents"><text:span text:style-name="Strong_20_Emphasis">Phase 5 : Déploiement</text:span></text:p>
          </table:table-cell>
          <table:table-cell table:style-name="Tableau1.A1" office:value-type="string">
            <text:p text:style-name="Table_20_Contents">Déploiement de l’application</text:p>
          </table:table-cell>
          <table:table-cell table:style-name="Tableau1.A1" office:value-type="string">
            <text:p text:style-name="Table_20_Contents">1 semaine</text:p>
          </table:table-cell>
        </table:table-row>
      </table:table>
      <text:p text:style-name="Horizontal_20_Line"/>
      <text:h text:style-name="Heading_20_3" text:outline-level="3"><text:span text:style-name="Strong_20_Emphasis">7. Budget Prévisionnel</text:span></text:h>
      <text:list xml:id="list366868726" text:style-name="L7">
        <text:list-item>
          <text:p text:style-name="P18"><text:span text:style-name="Strong_20_Emphasis">Développement</text:span> : Coût en fonction des outils utilisés (gratuits ou premium).</text:p>
        </text:list-item>
        <text:list-item>
          <text:p text:style-name="P18"><text:span text:style-name="Strong_20_Emphasis">Hébergement Cloud</text:span> : Coût selon le service choisi (AWS, Google Cloud).</text:p>
        </text:list-item>
        <text:list-item>
          <text:p text:style-name="P17"><text:span text:style-name="Strong_20_Emphasis">Marketing &amp; Promotion</text:span> : Budget pour faire connaître l'application (optionnel).</text:p>
        </text:list-item>
      </text:list>
      <text:p text:style-name="Horizontal_20_Line"/>
      <text:h text:style-name="Heading_20_3" text:outline-level="3"><text:span text:style-name="Strong_20_Emphasis">8. Suivi et Maintenance</text:span></text:h>
      <text:list xml:id="list4190673491" text:style-name="L8">
        <text:list-item>
          <text:p text:style-name="P20"><text:span text:style-name="Strong_20_Emphasis">Mises à jour</text:span> : Prévoir des mises à jour régulières pour corriger les bugs et ajouter de nouvelles fonctionnalités.</text:p>
        </text:list-item>
        <text:list-item>
          <text:p text:style-name="P19"><text:span text:style-name="Strong_20_Emphasis">Support Utilisateur</text:span> : Un système de support (chat ou e-mail) pour aider les utilisateurs en cas de problème.</text:p>
        </text:list-item>
      </text:list>
      <text:p text:style-name="Horizontal_20_Line"/>
      <text:h text:style-name="Heading_20_3" text:outline-level="3"><text:span text:style-name="Strong_20_Emphasis">9. Conclusion</text:span></text:h>
      <text:p text:style-name="Text_20_body">Ce cahier des charges constitue une base pour développer une plateforme de services de garde d’enfants adaptée aux besoins des parents d’Abidjan. Le projet doit être simple, intuitif, sécurisé, et performant pour garantir une expérience utilisateur optimal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3:38:13.353636668</meta:creation-date>
    <dc:date>2024-10-12T15:51:52.597078788</dc:date>
    <meta:editing-duration>PT8M59S</meta:editing-duration>
    <meta:editing-cycles>5</meta:editing-cycles>
    <meta:generator>LibreOffice/7.3.7.2$Linux_X86_64 LibreOffice_project/30$Build-2</meta:generator>
    <meta:document-statistic meta:table-count="1" meta:image-count="0" meta:object-count="0" meta:page-count="3" meta:paragraph-count="76" meta:word-count="712" meta:character-count="4642" meta:non-whitespace-character-count="4049"/>
  </office:meta>
</office:document-meta>
</file>